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1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0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24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25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14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2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0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0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0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1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2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0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14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1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0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07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2-01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51505454545" calcext:value-type="float">
            <text:p>11.145150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42670344828" calcext:value-type="float">
            <text:p>11.254267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25842758621" calcext:value-type="float">
            <text:p>11.322584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5473103448" calcext:value-type="float">
            <text:p>11.38154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2784" calcext:value-type="float">
            <text:p>11.29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012" calcext:value-type="float">
            <text:p>11.1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78904827586" calcext:value-type="float">
            <text:p>10.947890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80248" calcext:value-type="float">
            <text:p>10.96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93911724138" calcext:value-type="float">
            <text:p>10.99939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30394482759" calcext:value-type="float">
            <text:p>11.02303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2014285714" calcext:value-type="float">
            <text:p>11.08220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07372" calcext:value-type="float">
            <text:p>11.130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74347096774" calcext:value-type="float">
            <text:p>11.5774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2824" calcext:value-type="float">
            <text:p>11.6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08843870968" calcext:value-type="float">
            <text:p>11.7708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95088" calcext:value-type="float">
            <text:p>11.91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36774193548" calcext:value-type="float">
            <text:p>12.093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84836129032" calcext:value-type="float">
            <text:p>12.1284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67472" calcext:value-type="float">
            <text:p>12.22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6776774194" calcext:value-type="float">
            <text:p>12.3046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8488" calcext:value-type="float">
            <text:p>12.35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25664516129" calcext:value-type="float">
            <text:p>12.422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83832857143" calcext:value-type="float">
            <text:p>12.428383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46774193548" calcext:value-type="float">
            <text:p>12.474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62270967742" calcext:value-type="float">
            <text:p>12.706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2512" calcext:value-type="float">
            <text:p>12.7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60072258064" calcext:value-type="float">
            <text:p>12.76600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2472" calcext:value-type="float">
            <text:p>12.79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34681290323" calcext:value-type="float">
            <text:p>12.8034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26701935484" calcext:value-type="float">
            <text:p>12.6626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1608" calcext:value-type="float">
            <text:p>12.6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79825806452" calcext:value-type="float">
            <text:p>12.6179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50110344828" calcext:value-type="float">
            <text:p>12.63501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03596129032" calcext:value-type="float">
            <text:p>12.6603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43064285714" calcext:value-type="float">
            <text:p>12.684306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91767741936" calcext:value-type="float">
            <text:p>12.709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18863225806" calcext:value-type="float">
            <text:p>12.78188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57224" calcext:value-type="float">
            <text:p>12.81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26294193548" calcext:value-type="float">
            <text:p>12.8526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84248" calcext:value-type="float">
            <text:p>12.8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92632258065" calcext:value-type="float">
            <text:p>12.909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25889032258" calcext:value-type="float">
            <text:p>12.8725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75056" calcext:value-type="float">
            <text:p>12.75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07094193548" calcext:value-type="float">
            <text:p>12.7307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334" calcext:value-type="float">
            <text:p>12.7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94282580645" calcext:value-type="float">
            <text:p>12.7794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68251428571" calcext:value-type="float">
            <text:p>12.80682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4709677419" calcext:value-type="float">
            <text:p>12.838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90549677419" calcext:value-type="float">
            <text:p>12.9390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6296" calcext:value-type="float">
            <text:p>12.98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1427096774" calcext:value-type="float">
            <text:p>13.0511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9336" calcext:value-type="float">
            <text:p>13.13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6423225806" calcext:value-type="float">
            <text:p>13.11564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38727741936" calcext:value-type="float">
            <text:p>12.94387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45616" calcext:value-type="float">
            <text:p>12.82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70539354839" calcext:value-type="float">
            <text:p>12.8570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4944" calcext:value-type="float">
            <text:p>12.89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5044" calcext:value-type="float">
            <text:p>12.92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84668965517" calcext:value-type="float">
            <text:p>12.95846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25916129032" calcext:value-type="float">
            <text:p>12.9925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9623225807" calcext:value-type="float">
            <text:p>13.00896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08248" calcext:value-type="float">
            <text:p>13.0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70882580645" calcext:value-type="float">
            <text:p>13.1070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6112" calcext:value-type="float">
            <text:p>13.1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38465806452" calcext:value-type="float">
            <text:p>13.0538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30516129032" calcext:value-type="float">
            <text:p>12.863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1264" calcext:value-type="float">
            <text:p>12.74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31558709677" calcext:value-type="float">
            <text:p>12.7631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06272" calcext:value-type="float">
            <text:p>12.79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8903225806" calcext:value-type="float">
            <text:p>12.813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67757142857" calcext:value-type="float">
            <text:p>12.84677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64929032258" calcext:value-type="float">
            <text:p>12.866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7976774194" calcext:value-type="float">
            <text:p>12.88379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96592" calcext:value-type="float">
            <text:p>12.91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33609032258" calcext:value-type="float">
            <text:p>12.9533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22448" calcext:value-type="float">
            <text:p>12.9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54516129032" calcext:value-type="float">
            <text:p>13.015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6149677419" calcext:value-type="float">
            <text:p>12.8476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96544" calcext:value-type="float">
            <text:p>12.77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61344516129" calcext:value-type="float">
            <text:p>12.7761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8088" calcext:value-type="float">
            <text:p>12.79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2477419355" calcext:value-type="float">
            <text:p>12.822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29805714286" calcext:value-type="float">
            <text:p>12.85298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4043870968" calcext:value-type="float">
            <text:p>12.8834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83392" calcext:value-type="float">
            <text:p>12.935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0543" calcext:value-type="float">
            <text:p>12.9805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00416" calcext:value-type="float">
            <text:p>13.033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719" calcext:value-type="float">
            <text:p>13.07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44992" calcext:value-type="float">
            <text:p>12.911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893056" calcext:value-type="float">
            <text:p>12.748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3868" calcext:value-type="float">
            <text:p>12.91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07885714286" calcext:value-type="float">
            <text:p>12.8407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6756" calcext:value-type="float">
            <text:p>12.90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44748571429" calcext:value-type="float">
            <text:p>12.83447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93568" calcext:value-type="float">
            <text:p>12.98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99664" calcext:value-type="float">
            <text:p>12.98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046" calcext:value-type="float">
            <text:p>11.30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4009838450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34" meta:object-count="0"/>
    <meta:user-defined meta:name="AppVersion">3.0</meta:user-defined>
  </office:meta>
</office:document-meta>
</file>